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0.929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23ff23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8d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999ff"/>
    </style:style>
    <style:style style:name="ce5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23ff23"/>
    </style:style>
    <style:style style:name="ce8" style:family="table-cell" style:parent-style-name="Default" style:data-style-name="N0">
      <style:table-cell-properties fo:background-color="#ff8d00"/>
    </style:style>
    <style:style style:name="ce9" style:family="table-cell" style:parent-style-name="Default" style:data-style-name="N0">
      <style:table-cell-properties fo:background-color="#9999ff"/>
    </style:style>
    <style:style style:name="ce10" style:family="table-cell" style:parent-style-name="Default" style:data-style-name="N0">
      <style:table-cell-properties fo:background-color="#00ffff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6"/>
        <table:table-column table:style-name="co1" table:default-cell-style-name="ce6"/>
        <table:table-column table:style-name="co1" table:default-cell-style-name="ce1"/>
        <table:table-column table:style-name="co1" table:number-columns-repeated="247" table:default-cell-style-name="Default"/>
        <table:table-column table:style-name="co6" table:number-columns-repeated="767" table:default-cell-style-name="Default"/>
        <table:table-row table:style-name="ro1" table:number-rows-repeated="6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9316.16">
            <text:p>1235849316.16</text:p>
          </table:table-cell>
          <table:table-cell office:value-type="float" office:value="1235849370.8">
            <text:p>1235849370.8</text:p>
          </table:table-cell>
          <table:table-cell office:value-type="float" office:value="599.558158875">
            <text:p>599.56</text:p>
          </table:table-cell>
          <table:table-cell table:formula="of:=[.G8]+[.E8]" office:value-type="float" office:value="1235849915.71816">
            <text:p>1235849915.72</text:p>
          </table:table-cell>
          <table:table-cell table:formula="of:=[.H8]-[.F8]" office:value-type="float" office:value="544.918159008026">
            <text:p>544.9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9923.6">
            <text:p>1235849923.6</text:p>
          </table:table-cell>
          <table:table-cell office:value-type="float" office:value="1235850011.46">
            <text:p>1235850011.46</text:p>
          </table:table-cell>
          <table:table-cell office:value-type="float" office:value="583.412800074">
            <text:p>583.41</text:p>
          </table:table-cell>
          <table:table-cell table:formula="of:=[.G9]+[.E9]" office:value-type="float" office:value="1235850507.0128">
            <text:p>1235850507.01</text:p>
          </table:table-cell>
          <table:table-cell table:formula="of:=[.H9]-[.F9]" office:value-type="float" office:value="495.552799940109">
            <text:p>495.5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50515.08">
            <text:p>1235850515.08</text:p>
          </table:table-cell>
          <table:table-cell office:value-type="float" office:value="1235850558.92">
            <text:p>1235850558.92</text:p>
          </table:table-cell>
          <table:table-cell office:value-type="float" office:value="522.125042915">
            <text:p>522.13</text:p>
          </table:table-cell>
          <table:table-cell table:formula="of:=[.G10]+[.E10]" office:value-type="float" office:value="1235851037.20504">
            <text:p>1235851037.21</text:p>
          </table:table-cell>
          <table:table-cell table:formula="of:=[.H10]-[.F10]" office:value-type="float" office:value="478.285042762756">
            <text:p>478.2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51045.28">
            <text:p>1235851045.28</text:p>
          </table:table-cell>
          <table:table-cell office:value-type="float" office:value="1235851098.88">
            <text:p>1235851098.88</text:p>
          </table:table-cell>
          <table:table-cell office:value-type="float" office:value="573.170982122">
            <text:p>573.17</text:p>
          </table:table-cell>
          <table:table-cell table:formula="of:=[.G11]+[.E11]" office:value-type="float" office:value="1235851618.45098">
            <text:p>1235851618.45</text:p>
          </table:table-cell>
          <table:table-cell table:formula="of:=[.H11]-[.F11]" office:value-type="float" office:value="519.57098197937">
            <text:p>519.5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51626.64">
            <text:p>1235851626.64</text:p>
          </table:table-cell>
          <table:table-cell office:value-type="float" office:value="1235851700.3">
            <text:p>1235851700.3</text:p>
          </table:table-cell>
          <table:table-cell office:value-type="float" office:value="592.070806026">
            <text:p>592.07</text:p>
          </table:table-cell>
          <table:table-cell table:formula="of:=[.G12]+[.E12]" office:value-type="float" office:value="1235852218.71081">
            <text:p>1235852218.71</text:p>
          </table:table-cell>
          <table:table-cell table:formula="of:=[.H12]-[.F12]" office:value-type="float" office:value="518.410806179047">
            <text:p>518.41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8:.I12])" office:value-type="float" office:value="2556.73778986931">
            <text:p>2556.74</text:p>
          </table:table-cell>
          <table:table-cell table:style-name="ce6" table:formula="of:=[.H12]-[.E8]" office:value-type="float" office:value="2902.55080604553">
            <text:p>2902.5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786711.69">
            <text:p>1235786711.69</text:p>
          </table:table-cell>
          <table:table-cell office:value-type="float" office:value="1235790410.85">
            <text:p>1235790410.85</text:p>
          </table:table-cell>
          <table:table-cell office:value-type="float" office:value="4390.5753262">
            <text:p>4390.58</text:p>
          </table:table-cell>
          <table:table-cell table:formula="of:=[.E16]+[.G16]" office:value-type="float" office:value="1235791102.26533">
            <text:p>1235791102.27</text:p>
          </table:table-cell>
          <table:table-cell table:formula="of:=[.H16]-[.F16]" office:value-type="float" office:value="691.415326356888">
            <text:p>691.4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791110.25">
            <text:p>1235791110.25</text:p>
          </table:table-cell>
          <table:table-cell office:value-type="float" office:value="1235791174.56">
            <text:p>1235791174.56</text:p>
          </table:table-cell>
          <table:table-cell office:value-type="float" office:value="562.464061975">
            <text:p>562.46</text:p>
          </table:table-cell>
          <table:table-cell table:formula="of:=[.E17]+[.G17]" office:value-type="float" office:value="1235791672.71406">
            <text:p>1235791672.71</text:p>
          </table:table-cell>
          <table:table-cell table:formula="of:=[.H17]-[.F17]" office:value-type="float" office:value="498.1540620327">
            <text:p>498.1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791680.27">
            <text:p>1235791680.27</text:p>
          </table:table-cell>
          <table:table-cell office:value-type="float" office:value="1235791819.19">
            <text:p>1235791819.19</text:p>
          </table:table-cell>
          <table:table-cell office:value-type="float" office:value="651.790046215">
            <text:p>651.79</text:p>
          </table:table-cell>
          <table:table-cell table:formula="of:=[.E18]+[.G18]" office:value-type="float" office:value="1235792332.06005">
            <text:p>1235792332.06</text:p>
          </table:table-cell>
          <table:table-cell table:formula="of:=[.H18]-[.F18]" office:value-type="float" office:value="512.870046138763">
            <text:p>512.8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792340.14">
            <text:p>1235792340.14</text:p>
          </table:table-cell>
          <table:table-cell office:value-type="float" office:value="1235792423.42">
            <text:p>1235792423.42</text:p>
          </table:table-cell>
          <table:table-cell office:value-type="float" office:value="599.861786842">
            <text:p>599.86</text:p>
          </table:table-cell>
          <table:table-cell table:formula="of:=[.E19]+[.G19]" office:value-type="float" office:value="1235792940.00179">
            <text:p>1235792940</text:p>
          </table:table-cell>
          <table:table-cell table:formula="of:=[.H19]-[.F19]" office:value-type="float" office:value="516.581786870956">
            <text:p>516.5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792947.54">
            <text:p>1235792947.54</text:p>
          </table:table-cell>
          <table:table-cell office:value-type="float" office:value="1235793021.21">
            <text:p>1235793021.21</text:p>
          </table:table-cell>
          <table:table-cell office:value-type="float" office:value="600.89140296">
            <text:p>600.89</text:p>
          </table:table-cell>
          <table:table-cell table:formula="of:=[.E20]+[.G20]" office:value-type="float" office:value="1235793548.4314">
            <text:p>1235793548.43</text:p>
          </table:table-cell>
          <table:table-cell table:formula="of:=[.H20]-[.F20]" office:value-type="float" office:value="527.22140288353">
            <text:p>527.22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16:.I20])" office:value-type="float" office:value="2746.24262428284">
            <text:p>2746.24</text:p>
          </table:table-cell>
          <table:table-cell table:style-name="ce6" table:formula="of:=[.H20]-[.E16]" office:value-type="float" office:value="6836.74140286446">
            <text:p>6836.7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969329.09">
            <text:p>1235969329.09</text:p>
          </table:table-cell>
          <table:table-cell office:value-type="float" office:value="1235969578.29">
            <text:p>1235969578.29</text:p>
          </table:table-cell>
          <table:table-cell office:value-type="float" office:value="730.3995471">
            <text:p>730.4</text:p>
          </table:table-cell>
          <table:table-cell table:formula="of:=[.E24]+[.G24]" office:value-type="float" office:value="1235970059.48955">
            <text:p>1235970059.49</text:p>
          </table:table-cell>
          <table:table-cell table:formula="of:=[.H24]-[.F24]" office:value-type="float" office:value="481.199547052383">
            <text:p>481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70068.06">
            <text:p>1235970068.06</text:p>
          </table:table-cell>
          <table:table-cell office:value-type="float" office:value="1235970172.04">
            <text:p>1235970172.04</text:p>
          </table:table-cell>
          <table:table-cell office:value-type="float" office:value="737.293442965">
            <text:p>737.29</text:p>
          </table:table-cell>
          <table:table-cell table:formula="of:=[.E25]+[.G25]" office:value-type="float" office:value="1235970805.35344">
            <text:p>1235970805.35</text:p>
          </table:table-cell>
          <table:table-cell table:formula="of:=[.H25]-[.F25]" office:value-type="float" office:value="633.31344294548">
            <text:p>633.3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70813.02">
            <text:p>1235970813.02</text:p>
          </table:table-cell>
          <table:table-cell office:value-type="float" office:value="1235970894.53">
            <text:p>1235970894.53</text:p>
          </table:table-cell>
          <table:table-cell office:value-type="float" office:value="738.42031002">
            <text:p>738.42</text:p>
          </table:table-cell>
          <table:table-cell table:formula="of:=[.E26]+[.G26]" office:value-type="float" office:value="1235971551.44031">
            <text:p>1235971551.44</text:p>
          </table:table-cell>
          <table:table-cell table:formula="of:=[.H26]-[.F26]" office:value-type="float" office:value="656.910310029984">
            <text:p>656.9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71559.03">
            <text:p>1235971559.03</text:p>
          </table:table-cell>
          <table:table-cell office:value-type="float" office:value="1235971678.18">
            <text:p>1235971678.18</text:p>
          </table:table-cell>
          <table:table-cell office:value-type="float" office:value="663.970914841">
            <text:p>663.97</text:p>
          </table:table-cell>
          <table:table-cell table:formula="of:=[.E27]+[.G27]" office:value-type="float" office:value="1235972223.00092">
            <text:p>1235972223</text:p>
          </table:table-cell>
          <table:table-cell table:formula="of:=[.H27]-[.F27]" office:value-type="float" office:value="544.820914745331">
            <text:p>544.8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72230.81">
            <text:p>1235972230.81</text:p>
          </table:table-cell>
          <table:table-cell office:value-type="float" office:value="1235972345.22">
            <text:p>1235972345.22</text:p>
          </table:table-cell>
          <table:table-cell office:value-type="float" office:value="633.695147038">
            <text:p>633.7</text:p>
          </table:table-cell>
          <table:table-cell table:formula="of:=[.E28]+[.G28]" office:value-type="float" office:value="1235972864.50515">
            <text:p>1235972864.51</text:p>
          </table:table-cell>
          <table:table-cell table:formula="of:=[.H28]-[.F28]" office:value-type="float" office:value="519.285146951675">
            <text:p>519.29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24:.I28])" office:value-type="float" office:value="2835.52936172485">
            <text:p>2835.53</text:p>
          </table:table-cell>
          <table:table-cell table:style-name="ce6" table:formula="of:=[.H28]-[.E24]" office:value-type="float" office:value="3535.41514706612">
            <text:p>3535.4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045152.54">
            <text:p>1236045152.54</text:p>
          </table:table-cell>
          <table:table-cell office:value-type="float" office:value="1236045316.95">
            <text:p>1236045316.95</text:p>
          </table:table-cell>
          <table:table-cell office:value-type="float" office:value="775.865446806">
            <text:p>775.87</text:p>
          </table:table-cell>
          <table:table-cell table:formula="of:=[.E32]+[.G32]" office:value-type="float" office:value="1236045928.40545">
            <text:p>1236045928.41</text:p>
          </table:table-cell>
          <table:table-cell table:formula="of:=[.H32]-[.F32]" office:value-type="float" office:value="611.455446720123">
            <text:p>611.4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045937.32">
            <text:p>1236045937.32</text:p>
          </table:table-cell>
          <table:table-cell office:value-type="float" office:value="1236046261.14">
            <text:p>1236046261.14</text:p>
          </table:table-cell>
          <table:table-cell office:value-type="float" office:value="862.765626907">
            <text:p>862.77</text:p>
          </table:table-cell>
          <table:table-cell table:formula="of:=[.E33]+[.G33]" office:value-type="float" office:value="1236046800.08563">
            <text:p>1236046800.09</text:p>
          </table:table-cell>
          <table:table-cell table:formula="of:=[.H33]-[.F33]" office:value-type="float" office:value="538.945626735687">
            <text:p>538.9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046808.55">
            <text:p>1236046808.55</text:p>
          </table:table-cell>
          <table:table-cell office:value-type="float" office:value="1236047237.58">
            <text:p>1236047237.58</text:p>
          </table:table-cell>
          <table:table-cell office:value-type="float" office:value="926.146554947">
            <text:p>926.15</text:p>
          </table:table-cell>
          <table:table-cell table:formula="of:=[.E34]+[.G34]" office:value-type="float" office:value="1236047734.69655">
            <text:p>1236047734.7</text:p>
          </table:table-cell>
          <table:table-cell table:formula="of:=[.H34]-[.F34]" office:value-type="float" office:value="497.11655497551">
            <text:p>497.1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047742.7">
            <text:p>1236047742.7</text:p>
          </table:table-cell>
          <table:table-cell office:value-type="float" office:value="1236047841.62">
            <text:p>1236047841.62</text:p>
          </table:table-cell>
          <table:table-cell office:value-type="float" office:value="680.823693991">
            <text:p>680.82</text:p>
          </table:table-cell>
          <table:table-cell table:formula="of:=[.E35]+[.G35]" office:value-type="float" office:value="1236048423.52369">
            <text:p>1236048423.52</text:p>
          </table:table-cell>
          <table:table-cell table:formula="of:=[.H35]-[.F35]" office:value-type="float" office:value="581.903694152832">
            <text:p>581.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048431.89">
            <text:p>1236048431.89</text:p>
          </table:table-cell>
          <table:table-cell office:value-type="float" office:value="1236048680.24">
            <text:p>1236048680.24</text:p>
          </table:table-cell>
          <table:table-cell office:value-type="float" office:value="1084.7398231">
            <text:p>1084.74</text:p>
          </table:table-cell>
          <table:table-cell table:formula="of:=[.E36]+[.G36]" office:value-type="float" office:value="1236049516.62982">
            <text:p>1236049516.63</text:p>
          </table:table-cell>
          <table:table-cell table:formula="of:=[.H36]-[.F36]" office:value-type="float" office:value="836.389823198319">
            <text:p>836.39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32:.I36])" office:value-type="float" office:value="3065.81114578247">
            <text:p>3065.81</text:p>
          </table:table-cell>
          <table:table-cell table:style-name="ce6" table:formula="of:=[.H36]-[.E32]" office:value-type="float" office:value="4364.089823246">
            <text:p>4364.0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222782.18">
            <text:p>1236222782.18</text:p>
          </table:table-cell>
          <table:table-cell office:value-type="float" office:value="1236225847.87">
            <text:p>1236225847.87</text:p>
          </table:table-cell>
          <table:table-cell office:value-type="float" office:value="4210.20625114">
            <text:p>4210.21</text:p>
          </table:table-cell>
          <table:table-cell table:formula="of:=[.E40]+[.G40]" office:value-type="float" office:value="1236226992.38625">
            <text:p>1236226992.39</text:p>
          </table:table-cell>
          <table:table-cell table:formula="of:=[.H40]-[.F40]" office:value-type="float" office:value="1144.51625132561">
            <text:p>1144.5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227000.78">
            <text:p>1236227000.78</text:p>
          </table:table-cell>
          <table:table-cell office:value-type="float" office:value="1236229574.87">
            <text:p>1236229574.87</text:p>
          </table:table-cell>
          <table:table-cell office:value-type="float" office:value="3124.42221093">
            <text:p>3124.42</text:p>
          </table:table-cell>
          <table:table-cell table:formula="of:=[.E41]+[.G41]" office:value-type="float" office:value="1236230125.20221">
            <text:p>1236230125.2</text:p>
          </table:table-cell>
          <table:table-cell table:formula="of:=[.H41]-[.F41]" office:value-type="float" office:value="550.332211017609">
            <text:p>550.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230132.84">
            <text:p>1236230132.84</text:p>
          </table:table-cell>
          <table:table-cell office:value-type="float" office:value="1236231491">
            <text:p>1236231491</text:p>
          </table:table-cell>
          <table:table-cell office:value-type="float" office:value="2181.64552402">
            <text:p>2181.65</text:p>
          </table:table-cell>
          <table:table-cell table:formula="of:=[.E42]+[.G42]" office:value-type="float" office:value="1236232314.48552">
            <text:p>1236232314.49</text:p>
          </table:table-cell>
          <table:table-cell table:formula="of:=[.H42]-[.F42]" office:value-type="float" office:value="823.485523939133">
            <text:p>823.4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232322.68">
            <text:p>1236232322.68</text:p>
          </table:table-cell>
          <table:table-cell office:value-type="float" office:value="1236232745.91">
            <text:p>1236232745.91</text:p>
          </table:table-cell>
          <table:table-cell office:value-type="float" office:value="1052.65402603">
            <text:p>1052.65</text:p>
          </table:table-cell>
          <table:table-cell table:formula="of:=[.E43]+[.G43]" office:value-type="float" office:value="1236233375.33403">
            <text:p>1236233375.33</text:p>
          </table:table-cell>
          <table:table-cell table:formula="of:=[.H43]-[.F43]" office:value-type="float" office:value="629.424026012421">
            <text:p>629.4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233383.46">
            <text:p>1236233383.46</text:p>
          </table:table-cell>
          <table:table-cell office:value-type="float" office:value="1236233527.58">
            <text:p>1236233527.58</text:p>
          </table:table-cell>
          <table:table-cell office:value-type="float" office:value="767.104346037">
            <text:p>767.1</text:p>
          </table:table-cell>
          <table:table-cell table:formula="of:=[.E44]+[.G44]" office:value-type="float" office:value="1236234150.56435">
            <text:p>1236234150.56</text:p>
          </table:table-cell>
          <table:table-cell table:formula="of:=[.H44]-[.F44]" office:value-type="float" office:value="622.984346151352">
            <text:p>622.98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40:.I44])" office:value-type="float" office:value="3770.74235844612">
            <text:p>3770.74</text:p>
          </table:table-cell>
          <table:table-cell table:style-name="ce6" table:formula="of:=[.H44]-[.E40]" office:value-type="float" office:value="11368.3843460083">
            <text:p>11368.38</text:p>
          </table:table-cell>
          <table:table-cell table:number-columns-repeated="1014"/>
        </table:table-row>
        <table:table-row table:style-name="ro1" table:number-rows-repeated="8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5845132.78">
            <text:p>1235845132.78</text:p>
          </table:table-cell>
          <table:table-cell table:style-name="ce2" office:value-type="float" office:value="1235845209.22">
            <text:p>1235845209.22</text:p>
          </table:table-cell>
          <table:table-cell table:style-name="ce2" office:value-type="float" office:value="1034.03084493">
            <text:p>1034.03</text:p>
          </table:table-cell>
          <table:table-cell table:style-name="ce7" table:formula="of:=[.E55]+[.G55]" office:value-type="float" office:value="1235846166.81085">
            <text:p>1235846166.81</text:p>
          </table:table-cell>
          <table:table-cell table:style-name="ce7" table:formula="of:=[.H55]-[.F55]" office:value-type="float" office:value="957.590844869614">
            <text:p>957.59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5846175">
            <text:p>1235846175</text:p>
          </table:table-cell>
          <table:table-cell table:style-name="ce2" office:value-type="float" office:value="1235846205.07">
            <text:p>1235846205.07</text:p>
          </table:table-cell>
          <table:table-cell table:style-name="ce2" office:value-type="float" office:value="641.590433121">
            <text:p>641.59</text:p>
          </table:table-cell>
          <table:table-cell table:style-name="ce7" table:formula="of:=[.E56]+[.G56]" office:value-type="float" office:value="1235846816.59043">
            <text:p>1235846816.59</text:p>
          </table:table-cell>
          <table:table-cell table:style-name="ce7" table:formula="of:=[.H56]-[.F56]" office:value-type="float" office:value="611.520433187485">
            <text:p>611.5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5846824.16">
            <text:p>1235846824.16</text:p>
          </table:table-cell>
          <table:table-cell table:style-name="ce2" office:value-type="float" office:value="1235846844.75">
            <text:p>1235846844.75</text:p>
          </table:table-cell>
          <table:table-cell table:style-name="ce2" office:value-type="float" office:value="655.147138119">
            <text:p>655.15</text:p>
          </table:table-cell>
          <table:table-cell table:style-name="ce7" table:formula="of:=[.E57]+[.G57]" office:value-type="float" office:value="1235847479.30714">
            <text:p>1235847479.31</text:p>
          </table:table-cell>
          <table:table-cell table:style-name="ce7" table:formula="of:=[.H57]-[.F57]" office:value-type="float" office:value="634.557138204575">
            <text:p>634.56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5847487.4">
            <text:p>1235847487.4</text:p>
          </table:table-cell>
          <table:table-cell table:style-name="ce2" office:value-type="float" office:value="1235847517.65">
            <text:p>1235847517.65</text:p>
          </table:table-cell>
          <table:table-cell table:style-name="ce2" office:value-type="float" office:value="653.556917906">
            <text:p>653.56</text:p>
          </table:table-cell>
          <table:table-cell table:style-name="ce7" table:formula="of:=[.E58]+[.G58]" office:value-type="float" office:value="1235848140.95692">
            <text:p>1235848140.96</text:p>
          </table:table-cell>
          <table:table-cell table:style-name="ce7" table:formula="of:=[.H58]-[.F58]" office:value-type="float" office:value="623.306917905807">
            <text:p>623.31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5848149.35">
            <text:p>1235848149.35</text:p>
          </table:table-cell>
          <table:table-cell table:style-name="ce2" office:value-type="float" office:value="1235848170.14">
            <text:p>1235848170.14</text:p>
          </table:table-cell>
          <table:table-cell table:style-name="ce2" office:value-type="float" office:value="592.852501869">
            <text:p>592.85</text:p>
          </table:table-cell>
          <table:table-cell table:style-name="ce7" table:formula="of:=[.E59]+[.G59]" office:value-type="float" office:value="1235848742.2025">
            <text:p>1235848742.2</text:p>
          </table:table-cell>
          <table:table-cell table:style-name="ce7" table:formula="of:=[.H59]-[.F59]" office:value-type="float" office:value="572.06250166893">
            <text:p>572.06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7" table:formula="of:=SUM([.I55:.I59])" office:value-type="float" office:value="3399.03783583641">
            <text:p>3399.04</text:p>
          </table:table-cell>
          <table:table-cell table:style-name="ce7" table:formula="of:=[.H59]-[.E55]" office:value-type="float" office:value="3609.42250180244">
            <text:p>3609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15358.3">
            <text:p>1236015358.3</text:p>
          </table:table-cell>
          <table:table-cell table:style-name="ce2" office:value-type="float" office:value="1236025523.97">
            <text:p>1236025523.97</text:p>
          </table:table-cell>
          <table:table-cell table:style-name="ce2" office:value-type="float" office:value="10809.3856301">
            <text:p>10809.39</text:p>
          </table:table-cell>
          <table:table-cell table:style-name="ce7" table:formula="of:=[.E63]+[.G63]" office:value-type="float" office:value="1236026167.68563">
            <text:p>1236026167.69</text:p>
          </table:table-cell>
          <table:table-cell table:style-name="ce7" table:formula="of:=[.H63]-[.F63]" office:value-type="float" office:value="643.715630054474">
            <text:p>643.7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26176.72">
            <text:p>1236026176.72</text:p>
          </table:table-cell>
          <table:table-cell table:style-name="ce2" office:value-type="float" office:value="1236026262.21">
            <text:p>1236026262.21</text:p>
          </table:table-cell>
          <table:table-cell table:style-name="ce2" office:value-type="float" office:value="894.723371983">
            <text:p>894.72</text:p>
          </table:table-cell>
          <table:table-cell table:style-name="ce7" table:formula="of:=[.E64]+[.G64]" office:value-type="float" office:value="1236027071.44337">
            <text:p>1236027071.44</text:p>
          </table:table-cell>
          <table:table-cell table:style-name="ce7" table:formula="of:=[.H64]-[.F64]" office:value-type="float" office:value="809.233371973038">
            <text:p>809.2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27080.16">
            <text:p>1236027080.16</text:p>
          </table:table-cell>
          <table:table-cell table:style-name="ce2" office:value-type="float" office:value="1236027116.56">
            <text:p>1236027116.56</text:p>
          </table:table-cell>
          <table:table-cell table:style-name="ce2" office:value-type="float" office:value="789.715018034">
            <text:p>789.72</text:p>
          </table:table-cell>
          <table:table-cell table:style-name="ce7" table:formula="of:=[.E65]+[.G65]" office:value-type="float" office:value="1236027869.87502">
            <text:p>1236027869.88</text:p>
          </table:table-cell>
          <table:table-cell table:style-name="ce7" table:formula="of:=[.H65]-[.F65]" office:value-type="float" office:value="753.315018177033">
            <text:p>753.3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27878.34">
            <text:p>1236027878.34</text:p>
          </table:table-cell>
          <table:table-cell table:style-name="ce2" office:value-type="float" office:value="1236027911.03">
            <text:p>1236027911.03</text:p>
          </table:table-cell>
          <table:table-cell table:style-name="ce2" office:value-type="float" office:value="731.555269957">
            <text:p>731.56</text:p>
          </table:table-cell>
          <table:table-cell table:style-name="ce7" table:formula="of:=[.E66]+[.G66]" office:value-type="float" office:value="1236028609.89527">
            <text:p>1236028609.9</text:p>
          </table:table-cell>
          <table:table-cell table:style-name="ce7" table:formula="of:=[.H66]-[.F66]" office:value-type="float" office:value="698.865269899368">
            <text:p>698.87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28618.28">
            <text:p>1236028618.28</text:p>
          </table:table-cell>
          <table:table-cell table:style-name="ce2" office:value-type="float" office:value="1236028675.06">
            <text:p>1236028675.06</text:p>
          </table:table-cell>
          <table:table-cell table:style-name="ce2" office:value-type="float" office:value="725.260247946">
            <text:p>725.26</text:p>
          </table:table-cell>
          <table:table-cell table:style-name="ce7" table:formula="of:=[.E67]+[.G67]" office:value-type="float" office:value="1236029343.54025">
            <text:p>1236029343.54</text:p>
          </table:table-cell>
          <table:table-cell table:style-name="ce7" table:formula="of:=[.H67]-[.F67]" office:value-type="float" office:value="668.480247974396">
            <text:p>668.48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7" table:formula="of:=SUM([.I63:.I67])" office:value-type="float" office:value="3573.60953807831">
            <text:p>3573.61</text:p>
          </table:table-cell>
          <table:table-cell table:style-name="ce7" table:formula="of:=[.H67]-[.E63]" office:value-type="float" office:value="13985.2402479649">
            <text:p>13985.2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33167.07">
            <text:p>1236033167.07</text:p>
          </table:table-cell>
          <table:table-cell table:style-name="ce2" office:value-type="float" office:value="1236033201.41">
            <text:p>1236033201.41</text:p>
          </table:table-cell>
          <table:table-cell table:style-name="ce2" office:value-type="float" office:value="719.005641937">
            <text:p>719.01</text:p>
          </table:table-cell>
          <table:table-cell table:style-name="ce7" table:formula="of:=[.E71]+[.G71]" office:value-type="float" office:value="1236033886.07564">
            <text:p>1236033886.08</text:p>
          </table:table-cell>
          <table:table-cell table:style-name="ce7" table:formula="of:=[.H71]-[.F71]" office:value-type="float" office:value="684.665641784668">
            <text:p>684.67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33895.02">
            <text:p>1236033895.02</text:p>
          </table:table-cell>
          <table:table-cell table:style-name="ce2" office:value-type="float" office:value="1236033926.21">
            <text:p>1236033926.21</text:p>
          </table:table-cell>
          <table:table-cell table:style-name="ce2" office:value-type="float" office:value="654.822859049">
            <text:p>654.82</text:p>
          </table:table-cell>
          <table:table-cell table:style-name="ce7" table:formula="of:=[.E72]+[.G72]" office:value-type="float" office:value="1236034549.84286">
            <text:p>1236034549.84</text:p>
          </table:table-cell>
          <table:table-cell table:style-name="ce7" table:formula="of:=[.H72]-[.F72]" office:value-type="float" office:value="623.632858991623">
            <text:p>623.6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34558.07">
            <text:p>1236034558.07</text:p>
          </table:table-cell>
          <table:table-cell table:style-name="ce2" office:value-type="float" office:value="1236034583.66">
            <text:p>1236034583.66</text:p>
          </table:table-cell>
          <table:table-cell table:style-name="ce2" office:value-type="float" office:value="695.634637833">
            <text:p>695.63</text:p>
          </table:table-cell>
          <table:table-cell table:style-name="ce7" table:formula="of:=[.E73]+[.G73]" office:value-type="float" office:value="1236035253.70464">
            <text:p>1236035253.7</text:p>
          </table:table-cell>
          <table:table-cell table:style-name="ce7" table:formula="of:=[.H73]-[.F73]" office:value-type="float" office:value="670.044637680054">
            <text:p>670.04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35261.91">
            <text:p>1236035261.91</text:p>
          </table:table-cell>
          <table:table-cell table:style-name="ce2" office:value-type="float" office:value="1236035317.41">
            <text:p>1236035317.41</text:p>
          </table:table-cell>
          <table:table-cell table:style-name="ce2" office:value-type="float" office:value="709.704920053">
            <text:p>709.7</text:p>
          </table:table-cell>
          <table:table-cell table:style-name="ce7" table:formula="of:=[.E74]+[.G74]" office:value-type="float" office:value="1236035971.61492">
            <text:p>1236035971.61</text:p>
          </table:table-cell>
          <table:table-cell table:style-name="ce7" table:formula="of:=[.H74]-[.F74]" office:value-type="float" office:value="654.204920053482">
            <text:p>654.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35979.84">
            <text:p>1236035979.84</text:p>
          </table:table-cell>
          <table:table-cell table:style-name="ce2" office:value-type="float" office:value="1236036000.18">
            <text:p>1236036000.18</text:p>
          </table:table-cell>
          <table:table-cell table:style-name="ce2" office:value-type="float" office:value="652.178184032">
            <text:p>652.18</text:p>
          </table:table-cell>
          <table:table-cell table:style-name="ce7" table:formula="of:=[.E75]+[.G75]" office:value-type="float" office:value="1236036632.01818">
            <text:p>1236036632.02</text:p>
          </table:table-cell>
          <table:table-cell table:style-name="ce7" table:formula="of:=[.H75]-[.F75]" office:value-type="float" office:value="631.838183879852">
            <text:p>631.84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7" table:formula="of:=SUM([.I71:.I75])" office:value-type="float" office:value="3264.38624238968">
            <text:p>3264.39</text:p>
          </table:table-cell>
          <table:table-cell table:style-name="ce7" table:formula="of:=[.H75]-[.E71]" office:value-type="float" office:value="3464.94818401337">
            <text:p>3464.9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36685.8">
            <text:p>1236036685.8</text:p>
          </table:table-cell>
          <table:table-cell table:style-name="ce2" office:value-type="float" office:value="1236036709.45">
            <text:p>1236036709.45</text:p>
          </table:table-cell>
          <table:table-cell table:style-name="ce2" office:value-type="float" office:value="686.469449997">
            <text:p>686.47</text:p>
          </table:table-cell>
          <table:table-cell table:style-name="ce7" table:formula="of:=[.E79]+[.G79]" office:value-type="float" office:value="1236037372.26945">
            <text:p>1236037372.27</text:p>
          </table:table-cell>
          <table:table-cell table:style-name="ce7" table:formula="of:=[.H79]-[.F79]" office:value-type="float" office:value="662.819449901581">
            <text:p>662.8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37381.13">
            <text:p>1236037381.13</text:p>
          </table:table-cell>
          <table:table-cell table:style-name="ce2" office:value-type="float" office:value="1236037431.55">
            <text:p>1236037431.55</text:p>
          </table:table-cell>
          <table:table-cell table:style-name="ce2" office:value-type="float" office:value="678.749618053">
            <text:p>678.75</text:p>
          </table:table-cell>
          <table:table-cell table:style-name="ce7" table:formula="of:=[.E80]+[.G80]" office:value-type="float" office:value="1236038059.87962">
            <text:p>1236038059.88</text:p>
          </table:table-cell>
          <table:table-cell table:style-name="ce7" table:formula="of:=[.H80]-[.F80]" office:value-type="float" office:value="628.329618215561">
            <text:p>628.3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38068.26">
            <text:p>1236038068.26</text:p>
          </table:table-cell>
          <table:table-cell table:style-name="ce2" office:value-type="float" office:value="1236038095.33">
            <text:p>1236038095.33</text:p>
          </table:table-cell>
          <table:table-cell table:style-name="ce2" office:value-type="float" office:value="2469.75682902">
            <text:p>2469.76</text:p>
          </table:table-cell>
          <table:table-cell table:style-name="ce7" table:formula="of:=[.E81]+[.G81]" office:value-type="float" office:value="1236040538.01683">
            <text:p>1236040538.02</text:p>
          </table:table-cell>
          <table:table-cell table:style-name="ce7" table:formula="of:=[.H81]-[.F81]" office:value-type="float" office:value="2442.68682909012">
            <text:p>2442.69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40546.06">
            <text:p>1236040546.06</text:p>
          </table:table-cell>
          <table:table-cell table:style-name="ce2" office:value-type="float" office:value="1236040952.58">
            <text:p>1236040952.58</text:p>
          </table:table-cell>
          <table:table-cell table:style-name="ce2" office:value-type="float" office:value="2107.63067985">
            <text:p>2107.63</text:p>
          </table:table-cell>
          <table:table-cell table:style-name="ce7" table:formula="of:=[.E82]+[.G82]" office:value-type="float" office:value="1236042653.69068">
            <text:p>1236042653.69</text:p>
          </table:table-cell>
          <table:table-cell table:style-name="ce7" table:formula="of:=[.H82]-[.F82]" office:value-type="float" office:value="1701.11067986488">
            <text:p>1701.11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42661.89">
            <text:p>1236042661.89</text:p>
          </table:table-cell>
          <table:table-cell table:style-name="ce2" office:value-type="float" office:value="1236042698.25">
            <text:p>1236042698.25</text:p>
          </table:table-cell>
          <table:table-cell table:style-name="ce2" office:value-type="float" office:value="872.457471848">
            <text:p>872.46</text:p>
          </table:table-cell>
          <table:table-cell table:style-name="ce7" table:formula="of:=[.E83]+[.G83]" office:value-type="float" office:value="1236043534.34747">
            <text:p>1236043534.35</text:p>
          </table:table-cell>
          <table:table-cell table:style-name="ce7" table:formula="of:=[.H83]-[.F83]" office:value-type="float" office:value="836.097471952438">
            <text:p>836.1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7" table:formula="of:=SUM([.I79:.I83])" office:value-type="float" office:value="6271.04404902458">
            <text:p>6271.04</text:p>
          </table:table-cell>
          <table:table-cell table:style-name="ce7" table:formula="of:=[.H83]-[.E79]" office:value-type="float" office:value="6848.54747200012">
            <text:p>6848.5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40040.79">
            <text:p>1235840040.79</text:p>
          </table:table-cell>
          <table:table-cell table:style-name="ce3" office:value-type="float" office:value="1235840119.4">
            <text:p>1235840119.4</text:p>
          </table:table-cell>
          <table:table-cell table:style-name="ce3" office:value-type="float" office:value="648.620449066">
            <text:p>648.62</text:p>
          </table:table-cell>
          <table:table-cell table:style-name="ce8" table:formula="of:=[.E87]+[.G87]" office:value-type="float" office:value="1235840689.41045">
            <text:p>1235840689.41</text:p>
          </table:table-cell>
          <table:table-cell table:style-name="ce8" table:formula="of:=[.H87]-[.F87]" office:value-type="float" office:value="570.010448932648">
            <text:p>570.01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40697.04">
            <text:p>1235840697.04</text:p>
          </table:table-cell>
          <table:table-cell table:style-name="ce3" office:value-type="float" office:value="1235840760.91">
            <text:p>1235840760.91</text:p>
          </table:table-cell>
          <table:table-cell table:style-name="ce3" office:value-type="float" office:value="607.620017767">
            <text:p>607.62</text:p>
          </table:table-cell>
          <table:table-cell table:style-name="ce8" table:formula="of:=[.E88]+[.G88]" office:value-type="float" office:value="1235841304.66002">
            <text:p>1235841304.66</text:p>
          </table:table-cell>
          <table:table-cell table:style-name="ce8" table:formula="of:=[.H88]-[.F88]" office:value-type="float" office:value="543.750017642975">
            <text:p>543.75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41313.02">
            <text:p>1235841313.02</text:p>
          </table:table-cell>
          <table:table-cell table:style-name="ce3" office:value-type="float" office:value="1235841392.34">
            <text:p>1235841392.34</text:p>
          </table:table-cell>
          <table:table-cell table:style-name="ce3" office:value-type="float" office:value="628.253156185">
            <text:p>628.25</text:p>
          </table:table-cell>
          <table:table-cell table:style-name="ce8" table:formula="of:=[.E89]+[.G89]" office:value-type="float" office:value="1235841941.27316">
            <text:p>1235841941.27</text:p>
          </table:table-cell>
          <table:table-cell table:style-name="ce8" table:formula="of:=[.H89]-[.F89]" office:value-type="float" office:value="548.933156251907">
            <text:p>548.93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41948.84">
            <text:p>1235841948.84</text:p>
          </table:table-cell>
          <table:table-cell table:style-name="ce3" office:value-type="float" office:value="1235842028.51">
            <text:p>1235842028.51</text:p>
          </table:table-cell>
          <table:table-cell table:style-name="ce3" office:value-type="float" office:value="627.374470949">
            <text:p>627.37</text:p>
          </table:table-cell>
          <table:table-cell table:style-name="ce8" table:formula="of:=[.E90]+[.G90]" office:value-type="float" office:value="1235842576.21447">
            <text:p>1235842576.21</text:p>
          </table:table-cell>
          <table:table-cell table:style-name="ce8" table:formula="of:=[.H90]-[.F90]" office:value-type="float" office:value="547.704470872879">
            <text:p>547.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42584.41">
            <text:p>1235842584.41</text:p>
          </table:table-cell>
          <table:table-cell table:style-name="ce3" office:value-type="float" office:value="1235842653.36">
            <text:p>1235842653.36</text:p>
          </table:table-cell>
          <table:table-cell table:style-name="ce3" office:value-type="float" office:value="640.801864862">
            <text:p>640.8</text:p>
          </table:table-cell>
          <table:table-cell table:style-name="ce8" table:formula="of:=[.E91]+[.G91]" office:value-type="float" office:value="1235843225.21187">
            <text:p>1235843225.21</text:p>
          </table:table-cell>
          <table:table-cell table:style-name="ce8" table:formula="of:=[.H91]-[.F91]" office:value-type="float" office:value="571.851865053177">
            <text:p>571.85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8" table:formula="of:=SUM([.I87:.I91])" office:value-type="float" office:value="2782.24995875359">
            <text:p>2782.25</text:p>
          </table:table-cell>
          <table:table-cell table:style-name="ce8" table:formula="of:=[.H91]-[.E87]" office:value-type="float" office:value="3184.42186498642">
            <text:p>3184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796478.77">
            <text:p>1235796478.77</text:p>
          </table:table-cell>
          <table:table-cell table:style-name="ce3" office:value-type="float" office:value="1235796842.61">
            <text:p>1235796842.61</text:p>
          </table:table-cell>
          <table:table-cell table:style-name="ce3" office:value-type="float" office:value="861.131543159">
            <text:p>861.13</text:p>
          </table:table-cell>
          <table:table-cell table:style-name="ce8" table:formula="of:=[.E95]+[.G95]" office:value-type="float" office:value="1235797339.90154">
            <text:p>1235797339.9</text:p>
          </table:table-cell>
          <table:table-cell table:style-name="ce8" table:formula="of:=[.H95]-[.F95]" office:value-type="float" office:value="497.291543245316">
            <text:p>497.2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797347.37">
            <text:p>1235797347.37</text:p>
          </table:table-cell>
          <table:table-cell table:style-name="ce3" office:value-type="float" office:value="1235797475.36">
            <text:p>1235797475.36</text:p>
          </table:table-cell>
          <table:table-cell table:style-name="ce3" office:value-type="float" office:value="644.274904966">
            <text:p>644.27</text:p>
          </table:table-cell>
          <table:table-cell table:style-name="ce8" table:formula="of:=[.E96]+[.G96]" office:value-type="float" office:value="1235797991.6449">
            <text:p>1235797991.64</text:p>
          </table:table-cell>
          <table:table-cell table:style-name="ce8" table:formula="of:=[.H96]-[.F96]" office:value-type="float" office:value="516.284904956818">
            <text:p>516.28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797999.56">
            <text:p>1235797999.56</text:p>
          </table:table-cell>
          <table:table-cell table:style-name="ce3" office:value-type="float" office:value="1235798087.42">
            <text:p>1235798087.42</text:p>
          </table:table-cell>
          <table:table-cell table:style-name="ce3" office:value-type="float" office:value="623.755555868">
            <text:p>623.76</text:p>
          </table:table-cell>
          <table:table-cell table:style-name="ce8" table:formula="of:=[.E97]+[.G97]" office:value-type="float" office:value="1235798623.31556">
            <text:p>1235798623.32</text:p>
          </table:table-cell>
          <table:table-cell table:style-name="ce8" table:formula="of:=[.H97]-[.F97]" office:value-type="float" office:value="535.895555734634">
            <text:p>535.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798631.48">
            <text:p>1235798631.48</text:p>
          </table:table-cell>
          <table:table-cell table:style-name="ce3" office:value-type="float" office:value="1235798670.2">
            <text:p>1235798670.2</text:p>
          </table:table-cell>
          <table:table-cell table:style-name="ce3" office:value-type="float" office:value="555.713068008">
            <text:p>555.71</text:p>
          </table:table-cell>
          <table:table-cell table:style-name="ce8" table:formula="of:=[.E98]+[.G98]" office:value-type="float" office:value="1235799187.19307">
            <text:p>1235799187.19</text:p>
          </table:table-cell>
          <table:table-cell table:style-name="ce8" table:formula="of:=[.H98]-[.F98]" office:value-type="float" office:value="516.993067979813">
            <text:p>516.9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799194.7">
            <text:p>1235799194.7</text:p>
          </table:table-cell>
          <table:table-cell table:style-name="ce3" office:value-type="float" office:value="1235799273.54">
            <text:p>1235799273.54</text:p>
          </table:table-cell>
          <table:table-cell table:style-name="ce3" office:value-type="float" office:value="605.229665995">
            <text:p>605.23</text:p>
          </table:table-cell>
          <table:table-cell table:style-name="ce8" table:formula="of:=[.E99]+[.G99]" office:value-type="float" office:value="1235799799.92967">
            <text:p>1235799799.93</text:p>
          </table:table-cell>
          <table:table-cell table:style-name="ce8" table:formula="of:=[.H99]-[.F99]" office:value-type="float" office:value="526.389666080475">
            <text:p>526.39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8" table:formula="of:=SUM([.I95:.I99])" office:value-type="float" office:value="2592.85473799705">
            <text:p>2592.85</text:p>
          </table:table-cell>
          <table:table-cell table:style-name="ce8" table:formula="of:=[.H99]-[.E95]" office:value-type="float" office:value="3321.1596660614">
            <text:p>3321.1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64925.79">
            <text:p>1235864925.79</text:p>
          </table:table-cell>
          <table:table-cell table:style-name="ce3" office:value-type="float" office:value="1235865031.66">
            <text:p>1235865031.66</text:p>
          </table:table-cell>
          <table:table-cell table:style-name="ce3" office:value-type="float" office:value="986.557277918">
            <text:p>986.56</text:p>
          </table:table-cell>
          <table:table-cell table:style-name="ce8" table:formula="of:=[.E103]+[.G103]" office:value-type="float" office:value="1235865912.34728">
            <text:p>1235865912.35</text:p>
          </table:table-cell>
          <table:table-cell table:style-name="ce8" table:formula="of:=[.H103]-[.F103]" office:value-type="float" office:value="880.687277793884">
            <text:p>880.6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65920.48">
            <text:p>1235865920.48</text:p>
          </table:table-cell>
          <table:table-cell table:style-name="ce3" office:value-type="float" office:value="1235865989.85">
            <text:p>1235865989.85</text:p>
          </table:table-cell>
          <table:table-cell table:style-name="ce3" office:value-type="float" office:value="873.538104057">
            <text:p>873.54</text:p>
          </table:table-cell>
          <table:table-cell table:style-name="ce8" table:formula="of:=[.E104]+[.G104]" office:value-type="float" office:value="1235866794.0181">
            <text:p>1235866794.02</text:p>
          </table:table-cell>
          <table:table-cell table:style-name="ce8" table:formula="of:=[.H104]-[.F104]" office:value-type="float" office:value="804.168104171753">
            <text:p>804.1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66801.56">
            <text:p>1235866801.56</text:p>
          </table:table-cell>
          <table:table-cell table:style-name="ce3" office:value-type="float" office:value="1235866897.31">
            <text:p>1235866897.31</text:p>
          </table:table-cell>
          <table:table-cell table:style-name="ce3" office:value-type="float" office:value="1145.94658685">
            <text:p>1145.95</text:p>
          </table:table-cell>
          <table:table-cell table:style-name="ce8" table:formula="of:=[.E105]+[.G105]" office:value-type="float" office:value="1235867947.50659">
            <text:p>1235867947.51</text:p>
          </table:table-cell>
          <table:table-cell table:style-name="ce8" table:formula="of:=[.H105]-[.F105]" office:value-type="float" office:value="1050.19658684731">
            <text:p>1050.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67954.88">
            <text:p>1235867954.88</text:p>
          </table:table-cell>
          <table:table-cell table:style-name="ce3" office:value-type="float" office:value="1235868046.29">
            <text:p>1235868046.29</text:p>
          </table:table-cell>
          <table:table-cell table:style-name="ce3" office:value-type="float" office:value="1137.90324903">
            <text:p>1137.9</text:p>
          </table:table-cell>
          <table:table-cell table:style-name="ce8" table:formula="of:=[.E106]+[.G106]" office:value-type="float" office:value="1235869092.78325">
            <text:p>1235869092.78</text:p>
          </table:table-cell>
          <table:table-cell table:style-name="ce8" table:formula="of:=[.H106]-[.F106]" office:value-type="float" office:value="1046.49324917793">
            <text:p>1046.4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69100.19">
            <text:p>1235869100.19</text:p>
          </table:table-cell>
          <table:table-cell table:style-name="ce3" office:value-type="float" office:value="1235869224.3">
            <text:p>1235869224.3</text:p>
          </table:table-cell>
          <table:table-cell table:style-name="ce3" office:value-type="float" office:value="1087.28324294">
            <text:p>1087.28</text:p>
          </table:table-cell>
          <table:table-cell table:style-name="ce8" table:formula="of:=[.E107]+[.G107]" office:value-type="float" office:value="1235870187.47324">
            <text:p>1235870187.47</text:p>
          </table:table-cell>
          <table:table-cell table:style-name="ce8" table:formula="of:=[.H107]-[.F107]" office:value-type="float" office:value="963.173243045807">
            <text:p>963.17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8" table:formula="of:=SUM([.I103:.I107])" office:value-type="float" office:value="4744.71846103668">
            <text:p>4744.72</text:p>
          </table:table-cell>
          <table:table-cell table:style-name="ce8" table:formula="of:=[.H107]-[.E103]" office:value-type="float" office:value="5261.68324303627">
            <text:p>5261.6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table:style-name="ce3" office:value-type="string">
            <text:p>Stage 0</text:p>
          </table:table-cell>
          <table:table-cell table:style-name="ce3" office:value-type="float" office:value="1235871579.03">
            <text:p>1235871579.03</text:p>
          </table:table-cell>
          <table:table-cell table:style-name="ce3" office:value-type="float" office:value="1235871646.8">
            <text:p>1235871646.8</text:p>
          </table:table-cell>
          <table:table-cell table:style-name="ce3" office:value-type="float" office:value="1078.53771591">
            <text:p>1078.54</text:p>
          </table:table-cell>
          <table:table-cell table:style-name="ce8" table:formula="of:=[.E111]+[.G111]" office:value-type="float" office:value="1235872657.56772">
            <text:p>1235872657.57</text:p>
          </table:table-cell>
          <table:table-cell table:style-name="ce8" table:formula="of:=[.H111]-[.F111]" office:value-type="float" office:value="1010.76771593094">
            <text:p>1010.7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72666.05">
            <text:p>1235872666.05</text:p>
          </table:table-cell>
          <table:table-cell table:style-name="ce3" office:value-type="float" office:value="1235872731.48">
            <text:p>1235872731.48</text:p>
          </table:table-cell>
          <table:table-cell table:style-name="ce3" office:value-type="float" office:value="1004.81940103">
            <text:p>1004.82</text:p>
          </table:table-cell>
          <table:table-cell table:style-name="ce8" table:formula="of:=[.E112]+[.G112]" office:value-type="float" office:value="1235873670.8694">
            <text:p>1235873670.87</text:p>
          </table:table-cell>
          <table:table-cell table:style-name="ce8" table:formula="of:=[.H112]-[.F112]" office:value-type="float" office:value="939.389400959015">
            <text:p>939.3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73679.06">
            <text:p>1235873679.06</text:p>
          </table:table-cell>
          <table:table-cell table:style-name="ce3" office:value-type="float" office:value="1235873794.42">
            <text:p>1235873794.42</text:p>
          </table:table-cell>
          <table:table-cell table:style-name="ce3" office:value-type="float" office:value="799.54906702">
            <text:p>799.55</text:p>
          </table:table-cell>
          <table:table-cell table:style-name="ce8" table:formula="of:=[.E113]+[.G113]" office:value-type="float" office:value="1235874478.60907">
            <text:p>1235874478.61</text:p>
          </table:table-cell>
          <table:table-cell table:style-name="ce8" table:formula="of:=[.H113]-[.F113]" office:value-type="float" office:value="684.189066886902">
            <text:p>684.1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74486.94">
            <text:p>1235874486.94</text:p>
          </table:table-cell>
          <table:table-cell table:style-name="ce3" office:value-type="float" office:value="1235874562.01">
            <text:p>1235874562.01</text:p>
          </table:table-cell>
          <table:table-cell table:style-name="ce3" office:value-type="float" office:value="699.271682024">
            <text:p>699.27</text:p>
          </table:table-cell>
          <table:table-cell table:style-name="ce8" table:formula="of:=[.E114]+[.G114]" office:value-type="float" office:value="1235875186.21168">
            <text:p>1235875186.21</text:p>
          </table:table-cell>
          <table:table-cell table:style-name="ce8" table:formula="of:=[.H114]-[.F114]" office:value-type="float" office:value="624.201682090759">
            <text:p>624.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75194.49">
            <text:p>1235875194.49</text:p>
          </table:table-cell>
          <table:table-cell table:style-name="ce3" office:value-type="float" office:value="1235875221.4">
            <text:p>1235875221.4</text:p>
          </table:table-cell>
          <table:table-cell table:style-name="ce3" office:value-type="float" office:value="575.706510067">
            <text:p>575.71</text:p>
          </table:table-cell>
          <table:table-cell table:style-name="ce8" table:formula="of:=[.E115]+[.G115]" office:value-type="float" office:value="1235875770.19651">
            <text:p>1235875770.2</text:p>
          </table:table-cell>
          <table:table-cell table:style-name="ce8" table:formula="of:=[.H115]-[.F115]" office:value-type="float" office:value="548.796509981155">
            <text:p>548.8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8" table:formula="of:=SUM([.I111:.I115])" office:value-type="float" office:value="3807.34437584877">
            <text:p>3807.34</text:p>
          </table:table-cell>
          <table:table-cell table:style-name="ce8" table:formula="of:=[.H115]-[.E111]" office:value-type="float" office:value="4191.16651010513">
            <text:p>4191.17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table:style-name="ce4" office:value-type="string">
            <text:p>Stage 0</text:p>
          </table:table-cell>
          <table:table-cell table:style-name="ce4" office:value-type="float" office:value="1235948215.92">
            <text:p>1235948215.92</text:p>
          </table:table-cell>
          <table:table-cell table:style-name="ce4" office:value-type="float" office:value="1235948268.61">
            <text:p>1235948268.61</text:p>
          </table:table-cell>
          <table:table-cell table:style-name="ce4" office:value-type="float" office:value="715.576802015">
            <text:p>715.58</text:p>
          </table:table-cell>
          <table:table-cell table:style-name="ce9" table:formula="of:=[.E119]+[.G119]" office:value-type="float" office:value="1235948931.4968">
            <text:p>1235948931.5</text:p>
          </table:table-cell>
          <table:table-cell table:style-name="ce9" table:formula="of:=[.H119]-[.F119]" office:value-type="float" office:value="662.886802196503">
            <text:p>662.89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5948940.41">
            <text:p>1235948940.41</text:p>
          </table:table-cell>
          <table:table-cell table:style-name="ce4" office:value-type="float" office:value="1235948973.76">
            <text:p>1235948973.76</text:p>
          </table:table-cell>
          <table:table-cell table:style-name="ce4" office:value-type="float" office:value="748.968462944">
            <text:p>748.97</text:p>
          </table:table-cell>
          <table:table-cell table:style-name="ce9" table:formula="of:=[.E120]+[.G120]" office:value-type="float" office:value="1235949689.37846">
            <text:p>1235949689.38</text:p>
          </table:table-cell>
          <table:table-cell table:style-name="ce9" table:formula="of:=[.H120]-[.F120]" office:value-type="float" office:value="715.618463039398">
            <text:p>715.62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5949697.19">
            <text:p>1235949697.19</text:p>
          </table:table-cell>
          <table:table-cell table:style-name="ce4" office:value-type="float" office:value="1235949746.88">
            <text:p>1235949746.88</text:p>
          </table:table-cell>
          <table:table-cell table:style-name="ce4" office:value-type="float" office:value="667.380984068">
            <text:p>667.38</text:p>
          </table:table-cell>
          <table:table-cell table:style-name="ce9" table:formula="of:=[.E121]+[.G121]" office:value-type="float" office:value="1235950364.57098">
            <text:p>1235950364.57</text:p>
          </table:table-cell>
          <table:table-cell table:style-name="ce9" table:formula="of:=[.H121]-[.F121]" office:value-type="float" office:value="617.690984010696">
            <text:p>617.69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5950372.23">
            <text:p>1235950372.23</text:p>
          </table:table-cell>
          <table:table-cell table:style-name="ce4" office:value-type="float" office:value="1235950394.14">
            <text:p>1235950394.14</text:p>
          </table:table-cell>
          <table:table-cell table:style-name="ce4" office:value-type="float" office:value="873.095107079">
            <text:p>873.1</text:p>
          </table:table-cell>
          <table:table-cell table:style-name="ce9" table:formula="of:=[.E122]+[.G122]" office:value-type="float" office:value="1235951245.32511">
            <text:p>1235951245.33</text:p>
          </table:table-cell>
          <table:table-cell table:style-name="ce9" table:formula="of:=[.H122]-[.F122]" office:value-type="float" office:value="851.185106992722">
            <text:p>851.19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5951252.88">
            <text:p>1235951252.88</text:p>
          </table:table-cell>
          <table:table-cell table:style-name="ce4" office:value-type="float" office:value="1235951274.49">
            <text:p>1235951274.49</text:p>
          </table:table-cell>
          <table:table-cell table:style-name="ce4" office:value-type="float" office:value="812.789490938">
            <text:p>812.79</text:p>
          </table:table-cell>
          <table:table-cell table:style-name="ce9" table:formula="of:=[.E123]+[.G123]" office:value-type="float" office:value="1235952065.66949">
            <text:p>1235952065.67</text:p>
          </table:table-cell>
          <table:table-cell table:style-name="ce9" table:formula="of:=[.H123]-[.F123]" office:value-type="float" office:value="791.179491043091">
            <text:p>791.18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19:.I123])" office:value-type="float" office:value="3638.56084728241">
            <text:p>3638.56</text:p>
          </table:table-cell>
          <table:table-cell table:style-name="ce9" table:formula="of:=[.H123]-[.E119]" office:value-type="float" office:value="3849.74949097633">
            <text:p>3849.7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table:style-name="ce4" office:value-type="string">
            <text:p>Stage 0</text:p>
          </table:table-cell>
          <table:table-cell table:style-name="ce4" office:value-type="float" office:value="1236118797.31">
            <text:p>1236118797.31</text:p>
          </table:table-cell>
          <table:table-cell table:style-name="ce4" office:value-type="float" office:value="1236125204.99">
            <text:p>1236125204.99</text:p>
          </table:table-cell>
          <table:table-cell table:style-name="ce4" office:value-type="float" office:value="7522.56132603">
            <text:p>7522.56</text:p>
          </table:table-cell>
          <table:table-cell table:style-name="ce9" table:formula="of:=[.E127]+[.G127]" office:value-type="float" office:value="1236126319.87133">
            <text:p>1236126319.87</text:p>
          </table:table-cell>
          <table:table-cell table:style-name="ce9" table:formula="of:=[.H127]-[.F127]" office:value-type="float" office:value="1114.88132596016">
            <text:p>1114.88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6126328.56">
            <text:p>1236126328.56</text:p>
          </table:table-cell>
          <table:table-cell table:style-name="ce4" office:value-type="float" office:value="1236126589.67">
            <text:p>1236126589.67</text:p>
          </table:table-cell>
          <table:table-cell table:style-name="ce4" office:value-type="float" office:value="1403.6768961">
            <text:p>1403.68</text:p>
          </table:table-cell>
          <table:table-cell table:style-name="ce9" table:formula="of:=[.E128]+[.G128]" office:value-type="float" office:value="1236127732.2369">
            <text:p>1236127732.24</text:p>
          </table:table-cell>
          <table:table-cell table:style-name="ce9" table:formula="of:=[.H128]-[.F128]" office:value-type="float" office:value="1142.56689596176">
            <text:p>1142.57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6127740.42">
            <text:p>1236127740.42</text:p>
          </table:table-cell>
          <table:table-cell table:style-name="ce4" office:value-type="float" office:value="1236127953.03">
            <text:p>1236127953.03</text:p>
          </table:table-cell>
          <table:table-cell table:style-name="ce4" office:value-type="float" office:value="1127.6591239">
            <text:p>1127.66</text:p>
          </table:table-cell>
          <table:table-cell table:style-name="ce9" table:formula="of:=[.E129]+[.G129]" office:value-type="float" office:value="1236128868.07912">
            <text:p>1236128868.08</text:p>
          </table:table-cell>
          <table:table-cell table:style-name="ce9" table:formula="of:=[.H129]-[.F129]" office:value-type="float" office:value="915.049124002457">
            <text:p>915.05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6128876.24">
            <text:p>1236128876.24</text:p>
          </table:table-cell>
          <table:table-cell table:style-name="ce4" office:value-type="float" office:value="1236129006.85">
            <text:p>1236129006.85</text:p>
          </table:table-cell>
          <table:table-cell table:style-name="ce4" office:value-type="float" office:value="840.781864166">
            <text:p>840.78</text:p>
          </table:table-cell>
          <table:table-cell table:style-name="ce9" table:formula="of:=[.E130]+[.G130]" office:value-type="float" office:value="1236129717.02186">
            <text:p>1236129717.02</text:p>
          </table:table-cell>
          <table:table-cell table:style-name="ce9" table:formula="of:=[.H130]-[.F130]" office:value-type="float" office:value="710.171864271164">
            <text:p>710.17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6129725.21">
            <text:p>1236129725.21</text:p>
          </table:table-cell>
          <table:table-cell table:style-name="ce4" office:value-type="float" office:value="1236129810.32">
            <text:p>1236129810.32</text:p>
          </table:table-cell>
          <table:table-cell table:style-name="ce4" office:value-type="float" office:value="866.741413116">
            <text:p>866.74</text:p>
          </table:table-cell>
          <table:table-cell table:style-name="ce9" table:formula="of:=[.E131]+[.G131]" office:value-type="float" office:value="1236130591.95141">
            <text:p>1236130591.95</text:p>
          </table:table-cell>
          <table:table-cell table:style-name="ce9" table:formula="of:=[.H131]-[.F131]" office:value-type="float" office:value="781.631413221359">
            <text:p>781.63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27:.I131])" office:value-type="float" office:value="4664.3006234169">
            <text:p>4664.3</text:p>
          </table:table-cell>
          <table:table-cell table:style-name="ce9" table:formula="of:=[.H131]-[.E127]" office:value-type="float" office:value="11794.6414132118">
            <text:p>11794.6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0</text:p>
          </table:table-cell>
          <table:table-cell table:style-name="ce4" office:value-type="float" office:value="1236131456.22">
            <text:p>1236131456.22</text:p>
          </table:table-cell>
          <table:table-cell table:style-name="ce4" office:value-type="float" office:value="1236131597.08">
            <text:p>1236131597.08</text:p>
          </table:table-cell>
          <table:table-cell table:style-name="ce4" office:value-type="float" office:value="1153.35860682">
            <text:p>1153.36</text:p>
          </table:table-cell>
          <table:table-cell table:style-name="ce9" table:formula="of:=[.E135]+[.G135]" office:value-type="float" office:value="1236132609.57861">
            <text:p>1236132609.58</text:p>
          </table:table-cell>
          <table:table-cell table:style-name="ce9" table:formula="of:=[.H135]-[.F135]" office:value-type="float" office:value="1012.49860692024">
            <text:p>1012.5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6132617.9">
            <text:p>1236132617.9</text:p>
          </table:table-cell>
          <table:table-cell table:style-name="ce4" office:value-type="float" office:value="1236132902.35">
            <text:p>1236132902.35</text:p>
          </table:table-cell>
          <table:table-cell table:style-name="ce4" office:value-type="float" office:value="1353.14658213">
            <text:p>1353.15</text:p>
          </table:table-cell>
          <table:table-cell table:style-name="ce9" table:formula="of:=[.E136]+[.G136]" office:value-type="float" office:value="1236133971.04658">
            <text:p>1236133971.05</text:p>
          </table:table-cell>
          <table:table-cell table:style-name="ce9" table:formula="of:=[.H136]-[.F136]" office:value-type="float" office:value="1068.69658231735">
            <text:p>1068.7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6133979.31">
            <text:p>1236133979.31</text:p>
          </table:table-cell>
          <table:table-cell table:style-name="ce4" office:value-type="float" office:value="1236134619.79">
            <text:p>1236134619.79</text:p>
          </table:table-cell>
          <table:table-cell table:style-name="ce4" office:value-type="float" office:value="1999.16474605">
            <text:p>1999.16</text:p>
          </table:table-cell>
          <table:table-cell table:style-name="ce9" table:formula="of:=[.E137]+[.G137]" office:value-type="float" office:value="1236135978.47475">
            <text:p>1236135978.47</text:p>
          </table:table-cell>
          <table:table-cell table:style-name="ce9" table:formula="of:=[.H137]-[.F137]" office:value-type="float" office:value="1358.68474602699">
            <text:p>1358.68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6135986.84">
            <text:p>1236135986.84</text:p>
          </table:table-cell>
          <table:table-cell table:style-name="ce4" office:value-type="float" office:value="1236136087.44">
            <text:p>1236136087.44</text:p>
          </table:table-cell>
          <table:table-cell table:style-name="ce4" office:value-type="float" office:value="1046.20287514">
            <text:p>1046.2</text:p>
          </table:table-cell>
          <table:table-cell table:style-name="ce9" table:formula="of:=[.E138]+[.G138]" office:value-type="float" office:value="1236137033.04288">
            <text:p>1236137033.04</text:p>
          </table:table-cell>
          <table:table-cell table:style-name="ce9" table:formula="of:=[.H138]-[.F138]" office:value-type="float" office:value="945.602874994278">
            <text:p>945.6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6137041.3">
            <text:p>1236137041.3</text:p>
          </table:table-cell>
          <table:table-cell table:style-name="ce4" office:value-type="float" office:value="1236137065.42">
            <text:p>1236137065.42</text:p>
          </table:table-cell>
          <table:table-cell table:style-name="ce4" office:value-type="float" office:value="667.537581921">
            <text:p>667.54</text:p>
          </table:table-cell>
          <table:table-cell table:style-name="ce9" table:formula="of:=[.E139]+[.G139]" office:value-type="float" office:value="1236137708.83758">
            <text:p>1236137708.84</text:p>
          </table:table-cell>
          <table:table-cell table:style-name="ce9" table:formula="of:=[.H139]-[.F139]" office:value-type="float" office:value="643.417581796646">
            <text:p>643.42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35:.I139])" office:value-type="float" office:value="5028.90039205551">
            <text:p>5028.9</text:p>
          </table:table-cell>
          <table:table-cell table:style-name="ce9" table:formula="of:=[.H139]-[.E135]" office:value-type="float" office:value="6252.61758184433">
            <text:p>6252.6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0</text:p>
          </table:table-cell>
          <table:table-cell table:style-name="ce4" office:value-type="float" office:value="1236181755.4">
            <text:p>1236181755.4</text:p>
          </table:table-cell>
          <table:table-cell table:style-name="ce4" office:value-type="float" office:value="1236182378.1">
            <text:p>1236182378.1</text:p>
          </table:table-cell>
          <table:table-cell table:style-name="ce4" office:value-type="float" office:value="2100.41959906">
            <text:p>2100.42</text:p>
          </table:table-cell>
          <table:table-cell table:style-name="ce9" table:formula="of:=[.E143]+[.G143]" office:value-type="float" office:value="1236183855.8196">
            <text:p>1236183855.82</text:p>
          </table:table-cell>
          <table:table-cell table:style-name="ce9" table:formula="of:=[.H143]-[.F143]" office:value-type="float" office:value="1477.71959924698">
            <text:p>1477.72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6183864.75">
            <text:p>1236183864.75</text:p>
          </table:table-cell>
          <table:table-cell table:style-name="ce4" office:value-type="float" office:value="1236183899.91">
            <text:p>1236183899.91</text:p>
          </table:table-cell>
          <table:table-cell table:style-name="ce4" office:value-type="float" office:value="1435.06902099">
            <text:p>1435.07</text:p>
          </table:table-cell>
          <table:table-cell table:style-name="ce9" table:formula="of:=[.E144]+[.G144]" office:value-type="float" office:value="1236185299.81902">
            <text:p>1236185299.82</text:p>
          </table:table-cell>
          <table:table-cell table:style-name="ce9" table:formula="of:=[.H144]-[.F144]" office:value-type="float" office:value="1399.90902090073">
            <text:p>1399.91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6185308.42">
            <text:p>1236185308.42</text:p>
          </table:table-cell>
          <table:table-cell table:style-name="ce4" office:value-type="float" office:value="1236185396.75">
            <text:p>1236185396.75</text:p>
          </table:table-cell>
          <table:table-cell table:style-name="ce4" office:value-type="float" office:value="1523.21253705">
            <text:p>1523.21</text:p>
          </table:table-cell>
          <table:table-cell table:style-name="ce9" table:formula="of:=[.E145]+[.G145]" office:value-type="float" office:value="1236186831.63254">
            <text:p>1236186831.63</text:p>
          </table:table-cell>
          <table:table-cell table:style-name="ce9" table:formula="of:=[.H145]-[.F145]" office:value-type="float" office:value="1434.88253712654">
            <text:p>1434.88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6186840.08">
            <text:p>1236186840.08</text:p>
          </table:table-cell>
          <table:table-cell table:style-name="ce4" office:value-type="float" office:value="1236186929.84">
            <text:p>1236186929.84</text:p>
          </table:table-cell>
          <table:table-cell table:style-name="ce4" office:value-type="float" office:value="4449.47843313">
            <text:p>4449.48</text:p>
          </table:table-cell>
          <table:table-cell table:style-name="ce9" table:formula="of:=[.E146]+[.G146]" office:value-type="float" office:value="1236191289.55843">
            <text:p>1236191289.56</text:p>
          </table:table-cell>
          <table:table-cell table:style-name="ce9" table:formula="of:=[.H146]-[.F146]" office:value-type="float" office:value="4359.71843314171">
            <text:p>4359.72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6191298.06">
            <text:p>1236191298.06</text:p>
          </table:table-cell>
          <table:table-cell table:style-name="ce4" office:value-type="float" office:value="1236191387.93">
            <text:p>1236191387.93</text:p>
          </table:table-cell>
          <table:table-cell table:style-name="ce4" office:value-type="float" office:value="5128.18994188">
            <text:p>5128.19</text:p>
          </table:table-cell>
          <table:table-cell table:style-name="ce9" table:formula="of:=[.E147]+[.G147]" office:value-type="float" office:value="1236196426.24994">
            <text:p>1236196426.25</text:p>
          </table:table-cell>
          <table:table-cell table:style-name="ce9" table:formula="of:=[.H147]-[.F147]" office:value-type="float" office:value="5038.31994175911">
            <text:p>5038.32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43:.I147])" office:value-type="float" office:value="13710.5495321751">
            <text:p>13710.55</text:p>
          </table:table-cell>
          <table:table-cell table:style-name="ce9" table:formula="of:=[.H147]-[.E143]" office:value-type="float" office:value="14670.8499417305">
            <text:p>14670.8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58000.15">
            <text:p>1235958000.15</text:p>
          </table:table-cell>
          <table:table-cell table:style-name="ce5" office:value-type="float" office:value="1235958077.33">
            <text:p>1235958077.33</text:p>
          </table:table-cell>
          <table:table-cell table:style-name="ce5" office:value-type="float" office:value="565.392898083">
            <text:p>565.39</text:p>
          </table:table-cell>
          <table:table-cell table:style-name="ce10" table:formula="of:=[.E151]+[.G151]" office:value-type="float" office:value="1235958565.5429">
            <text:p>1235958565.54</text:p>
          </table:table-cell>
          <table:table-cell table:style-name="ce10" table:formula="of:=[.H151]-[.F151]" office:value-type="float" office:value="488.212898254395">
            <text:p>488.21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58574.35">
            <text:p>1235958574.35</text:p>
          </table:table-cell>
          <table:table-cell table:style-name="ce5" office:value-type="float" office:value="1235958640.39">
            <text:p>1235958640.39</text:p>
          </table:table-cell>
          <table:table-cell table:style-name="ce5" office:value-type="float" office:value="580.002366066">
            <text:p>580</text:p>
          </table:table-cell>
          <table:table-cell table:style-name="ce10" table:formula="of:=[.E152]+[.G152]" office:value-type="float" office:value="1235959154.35237">
            <text:p>1235959154.35</text:p>
          </table:table-cell>
          <table:table-cell table:style-name="ce10" table:formula="of:=[.H152]-[.F152]" office:value-type="float" office:value="513.962365865707">
            <text:p>513.96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59162.61">
            <text:p>1235959162.61</text:p>
          </table:table-cell>
          <table:table-cell table:style-name="ce5" office:value-type="float" office:value="1235959181.83">
            <text:p>1235959181.83</text:p>
          </table:table-cell>
          <table:table-cell table:style-name="ce5" office:value-type="float" office:value="519.637451887">
            <text:p>519.64</text:p>
          </table:table-cell>
          <table:table-cell table:style-name="ce10" table:formula="of:=[.E153]+[.G153]" office:value-type="float" office:value="1235959682.24745">
            <text:p>1235959682.25</text:p>
          </table:table-cell>
          <table:table-cell table:style-name="ce10" table:formula="of:=[.H153]-[.F153]" office:value-type="float" office:value="500.417451858521">
            <text:p>500.42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59690.44">
            <text:p>1235959690.44</text:p>
          </table:table-cell>
          <table:table-cell table:style-name="ce5" office:value-type="float" office:value="1235959712.09">
            <text:p>1235959712.09</text:p>
          </table:table-cell>
          <table:table-cell table:style-name="ce5" office:value-type="float" office:value="565.584205151">
            <text:p>565.58</text:p>
          </table:table-cell>
          <table:table-cell table:style-name="ce10" table:formula="of:=[.E154]+[.G154]" office:value-type="float" office:value="1235960256.02421">
            <text:p>1235960256.02</text:p>
          </table:table-cell>
          <table:table-cell table:style-name="ce10" table:formula="of:=[.H154]-[.F154]" office:value-type="float" office:value="543.934205293655">
            <text:p>543.93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0264.18">
            <text:p>1235960264.18</text:p>
          </table:table-cell>
          <table:table-cell table:style-name="ce5" office:value-type="float" office:value="1235960283.44">
            <text:p>1235960283.44</text:p>
          </table:table-cell>
          <table:table-cell table:style-name="ce5" office:value-type="float" office:value="537.776103973">
            <text:p>537.78</text:p>
          </table:table-cell>
          <table:table-cell table:style-name="ce10" table:formula="of:=[.E155]+[.G155]" office:value-type="float" office:value="1235960801.9561">
            <text:p>1235960801.96</text:p>
          </table:table-cell>
          <table:table-cell table:style-name="ce10" table:formula="of:=[.H155]-[.F155]" office:value-type="float" office:value="518.516103982925">
            <text:p>518.52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0" table:formula="of:=SUM([.I151:.I155])" office:value-type="float" office:value="2565.0430252552">
            <text:p>2565.04</text:p>
          </table:table-cell>
          <table:table-cell table:style-name="ce10" table:formula="of:=[.H155]-[.E151]" office:value-type="float" office:value="2801.80610394478">
            <text:p>2801.8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61791.65">
            <text:p>1235961791.65</text:p>
          </table:table-cell>
          <table:table-cell table:style-name="ce5" office:value-type="float" office:value="1235961813.26">
            <text:p>1235961813.26</text:p>
          </table:table-cell>
          <table:table-cell table:style-name="ce5" office:value-type="float" office:value="530.13304019">
            <text:p>530.13</text:p>
          </table:table-cell>
          <table:table-cell table:style-name="ce10" table:formula="of:=[.E159]+[.G159]" office:value-type="float" office:value="1235962321.78304">
            <text:p>1235962321.78</text:p>
          </table:table-cell>
          <table:table-cell table:style-name="ce10" table:formula="of:=[.H159]-[.F159]" office:value-type="float" office:value="508.523040294647">
            <text:p>508.52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62330.11">
            <text:p>1235962330.11</text:p>
          </table:table-cell>
          <table:table-cell table:style-name="ce5" office:value-type="float" office:value="1235962376.8">
            <text:p>1235962376.8</text:p>
          </table:table-cell>
          <table:table-cell table:style-name="ce5" office:value-type="float" office:value="621.047315836">
            <text:p>621.05</text:p>
          </table:table-cell>
          <table:table-cell table:style-name="ce10" table:formula="of:=[.E160]+[.G160]" office:value-type="float" office:value="1235962951.15732">
            <text:p>1235962951.16</text:p>
          </table:table-cell>
          <table:table-cell table:style-name="ce10" table:formula="of:=[.H160]-[.F160]" office:value-type="float" office:value="574.357315778732">
            <text:p>574.36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62959.29">
            <text:p>1235962959.29</text:p>
          </table:table-cell>
          <table:table-cell table:style-name="ce5" office:value-type="float" office:value="1235963010.44">
            <text:p>1235963010.44</text:p>
          </table:table-cell>
          <table:table-cell table:style-name="ce5" office:value-type="float" office:value="566.397062063">
            <text:p>566.4</text:p>
          </table:table-cell>
          <table:table-cell table:style-name="ce10" table:formula="of:=[.E161]+[.G161]" office:value-type="float" office:value="1235963525.68706">
            <text:p>1235963525.69</text:p>
          </table:table-cell>
          <table:table-cell table:style-name="ce10" table:formula="of:=[.H161]-[.F161]" office:value-type="float" office:value="515.24706196785">
            <text:p>515.25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63533.76">
            <text:p>1235963533.76</text:p>
          </table:table-cell>
          <table:table-cell table:style-name="ce5" office:value-type="float" office:value="1235963552.91">
            <text:p>1235963552.91</text:p>
          </table:table-cell>
          <table:table-cell table:style-name="ce5" office:value-type="float" office:value="520.030900002">
            <text:p>520.03</text:p>
          </table:table-cell>
          <table:table-cell table:style-name="ce10" table:formula="of:=[.E162]+[.G162]" office:value-type="float" office:value="1235964053.7909">
            <text:p>1235964053.79</text:p>
          </table:table-cell>
          <table:table-cell table:style-name="ce10" table:formula="of:=[.H162]-[.F162]" office:value-type="float" office:value="500.880899906159">
            <text:p>500.88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4062.01">
            <text:p>1235964062.01</text:p>
          </table:table-cell>
          <table:table-cell table:style-name="ce5" office:value-type="float" office:value="1235964081.13">
            <text:p>1235964081.13</text:p>
          </table:table-cell>
          <table:table-cell table:style-name="ce5" office:value-type="float" office:value="565.204048157">
            <text:p>565.2</text:p>
          </table:table-cell>
          <table:table-cell table:style-name="ce10" table:formula="of:=[.E163]+[.G163]" office:value-type="float" office:value="1235964627.21405">
            <text:p>1235964627.21</text:p>
          </table:table-cell>
          <table:table-cell table:style-name="ce10" table:formula="of:=[.H163]-[.F163]" office:value-type="float" office:value="546.084048032761">
            <text:p>546.08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0" table:formula="of:=SUM([.I159:.I163])" office:value-type="float" office:value="2645.09236598015">
            <text:p>2645.09</text:p>
          </table:table-cell>
          <table:table-cell table:style-name="ce10" table:formula="of:=[.H163]-[.E159]" office:value-type="float" office:value="2835.56404805183">
            <text:p>2835.5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65828.26">
            <text:p>1235965828.26</text:p>
          </table:table-cell>
          <table:table-cell table:style-name="ce5" office:value-type="float" office:value="1235965899.63">
            <text:p>1235965899.63</text:p>
          </table:table-cell>
          <table:table-cell table:style-name="ce5" office:value-type="float" office:value="580.011847019">
            <text:p>580.01</text:p>
          </table:table-cell>
          <table:table-cell table:style-name="ce10" table:formula="of:=[.E167]+[.G167]" office:value-type="float" office:value="1235966408.27185">
            <text:p>1235966408.27</text:p>
          </table:table-cell>
          <table:table-cell table:style-name="ce10" table:formula="of:=[.H167]-[.F167]" office:value-type="float" office:value="508.641846895218">
            <text:p>508.64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66416.45">
            <text:p>1235966416.45</text:p>
          </table:table-cell>
          <table:table-cell table:style-name="ce5" office:value-type="float" office:value="1235966490.79">
            <text:p>1235966490.79</text:p>
          </table:table-cell>
          <table:table-cell table:style-name="ce5" office:value-type="float" office:value="630.369298935">
            <text:p>630.37</text:p>
          </table:table-cell>
          <table:table-cell table:style-name="ce10" table:formula="of:=[.E168]+[.G168]" office:value-type="float" office:value="1235967046.8193">
            <text:p>1235967046.82</text:p>
          </table:table-cell>
          <table:table-cell table:style-name="ce10" table:formula="of:=[.H168]-[.F168]" office:value-type="float" office:value="556.029299020767">
            <text:p>556.03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67054.96">
            <text:p>1235967054.96</text:p>
          </table:table-cell>
          <table:table-cell table:style-name="ce5" office:value-type="float" office:value="1235967074.33">
            <text:p>1235967074.33</text:p>
          </table:table-cell>
          <table:table-cell table:style-name="ce5" office:value-type="float" office:value="524.560889959">
            <text:p>524.56</text:p>
          </table:table-cell>
          <table:table-cell table:style-name="ce10" table:formula="of:=[.E169]+[.G169]" office:value-type="float" office:value="1235967579.52089">
            <text:p>1235967579.52</text:p>
          </table:table-cell>
          <table:table-cell table:style-name="ce10" table:formula="of:=[.H169]-[.F169]" office:value-type="float" office:value="505.190890073776">
            <text:p>505.19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67587.65">
            <text:p>1235967587.65</text:p>
          </table:table-cell>
          <table:table-cell table:style-name="ce5" office:value-type="float" office:value="1235967645.1">
            <text:p>1235967645.1</text:p>
          </table:table-cell>
          <table:table-cell table:style-name="ce5" office:value-type="float" office:value="568.188025951">
            <text:p>568.19</text:p>
          </table:table-cell>
          <table:table-cell table:style-name="ce10" table:formula="of:=[.E170]+[.G170]" office:value-type="float" office:value="1235968155.83803">
            <text:p>1235968155.84</text:p>
          </table:table-cell>
          <table:table-cell table:style-name="ce10" table:formula="of:=[.H170]-[.F170]" office:value-type="float" office:value="510.73802614212">
            <text:p>510.74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8164.1">
            <text:p>1235968164.1</text:p>
          </table:table-cell>
          <table:table-cell table:style-name="ce5" office:value-type="float" office:value="1235968229.1">
            <text:p>1235968229.1</text:p>
          </table:table-cell>
          <table:table-cell table:style-name="ce5" office:value-type="float" office:value="688.805850029">
            <text:p>688.81</text:p>
          </table:table-cell>
          <table:table-cell table:style-name="ce10" table:formula="of:=[.E171]+[.G171]" office:value-type="float" office:value="1235968852.90585">
            <text:p>1235968852.91</text:p>
          </table:table-cell>
          <table:table-cell table:style-name="ce10" table:formula="of:=[.H171]-[.F171]" office:value-type="float" office:value="623.805850028992">
            <text:p>623.81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0" table:formula="of:=SUM([.I167:.I171])" office:value-type="float" office:value="2704.40591216087">
            <text:p>2704.41</text:p>
          </table:table-cell>
          <table:table-cell table:style-name="ce10" table:formula="of:=[.H171]-[.E167]" office:value-type="float" office:value="3024.64584994316">
            <text:p>3024.65</text:p>
          </table:table-cell>
          <table:table-cell table:number-columns-repeated="1014"/>
        </table:table-row>
      </table:table>
      <table:table table:name="Sheet2" table:style-name="ta2" table:print="false">
        <table:table-column table:style-name="co1" table:number-columns-repeated="257" table:default-cell-style-name="Default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257" table:default-cell-style-name="Default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5">03/05/2009</text:date>, <text:time>00:4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Yaakoub Khamra</dc:creator>
    <dc:date>2009-03-05T00:45:29</dc:date>
    <meta:editing-cycles>19</meta:editing-cycles>
    <meta:editing-duration>PT07H48M49S</meta:editing-duration>
    <meta:generator>OpenOffice.org/3.0$Unix OpenOffice.org_project/300m15$Build-9379</meta:generator>
    <meta:document-statistic meta:table-count="3" meta:cell-count="803" meta:object-count="0"/>
    <meta:user-defined meta:name="Info 1"/>
    <meta:user-defined meta:name="Info 2"/>
    <meta:user-defined meta:name="Info 3"/>
    <meta:user-defined meta:name="Info 4"/>
  </office:meta>
</office:document-meta>
</file>